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Contents">
      <style:text-properties officeooo:rsid="009e55b6" officeooo:paragraph-rsid="009e55b6"/>
    </style:style>
    <style:style style:name="P9" style:family="paragraph" style:parent-style-name="Table_20_Contents">
      <style:text-properties officeooo:rsid="00a750bb" officeooo:paragraph-rsid="00a750bb"/>
    </style:style>
    <style:style style:name="P10" style:family="paragraph" style:parent-style-name="Table_20_Contents">
      <style:paragraph-properties fo:text-align="center" style:justify-single-word="false"/>
      <style:text-properties officeooo:rsid="00a750bb" officeooo:paragraph-rsid="00a750bb"/>
    </style:style>
    <style:style style:name="P11" style:family="paragraph" style:parent-style-name="Table_20_Contents">
      <style:text-properties officeooo:rsid="00a87da3" officeooo:paragraph-rsid="00a87da3"/>
    </style:style>
    <style:style style:name="P12" style:family="paragraph" style:parent-style-name="Table_20_Contents">
      <style:text-properties officeooo:rsid="00ab273d" officeooo:paragraph-rsid="00ab273d"/>
    </style:style>
    <style:style style:name="P13" style:family="paragraph" style:parent-style-name="Table_20_Contents">
      <style:text-properties officeooo:rsid="00abc1ab" officeooo:paragraph-rsid="00abc1ab"/>
    </style:style>
    <style:style style:name="P14" style:family="paragraph" style:parent-style-name="Table_20_Contents">
      <style:text-properties officeooo:rsid="00ad9d65" officeooo:paragraph-rsid="00ad9d65"/>
    </style:style>
    <style:style style:name="P15" style:family="paragraph" style:parent-style-name="Table_20_Contents">
      <style:text-properties officeooo:rsid="00ae9d7f" officeooo:paragraph-rsid="00ae9d7f"/>
    </style:style>
    <style:style style:name="P16" style:family="paragraph" style:parent-style-name="Table_20_Contents">
      <style:text-properties officeooo:rsid="00aeb744" officeooo:paragraph-rsid="00aeb744"/>
    </style:style>
    <style:style style:name="P17" style:family="paragraph" style:parent-style-name="Table_20_Contents">
      <style:text-properties officeooo:rsid="00b5af56" officeooo:paragraph-rsid="00b5af56"/>
    </style:style>
    <style:style style:name="P18" style:family="paragraph" style:parent-style-name="Table_20_Contents">
      <style:paragraph-properties fo:text-align="center" style:justify-single-word="false"/>
      <style:text-properties officeooo:rsid="00b9c072" officeooo:paragraph-rsid="00b9c072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color="#ce181e" officeooo:rsid="00bb7356" officeooo:paragraph-rsid="00bb7356"/>
    </style:style>
    <style:style style:name="P21" style:family="paragraph" style:parent-style-name="Table_20_Heading">
      <style:text-properties officeooo:rsid="00a87da3" officeooo:paragraph-rsid="00a87da3"/>
    </style:style>
    <style:style style:name="P22" style:family="paragraph" style:parent-style-name="Table_20_Heading">
      <style:paragraph-properties fo:text-align="center" style:justify-single-word="false"/>
      <style:text-properties officeooo:rsid="00a87da3" officeooo:paragraph-rsid="00a87da3"/>
    </style:style>
    <style:style style:name="P23" style:family="paragraph" style:parent-style-name="Text_20_body">
      <style:text-properties officeooo:rsid="00af6cc3" officeooo:paragraph-rsid="00af6cc3"/>
    </style:style>
    <style:style style:name="P24" style:family="paragraph" style:parent-style-name="Text_20_body">
      <style:text-properties officeooo:rsid="00b2d9e8" officeooo:paragraph-rsid="00b2d9e8"/>
    </style:style>
    <style:style style:name="P25" style:family="paragraph" style:parent-style-name="Text_20_body">
      <style:text-properties fo:color="#ce181e"/>
    </style:style>
    <style:style style:name="P26" style:family="paragraph" style:parent-style-name="Text_20_body">
      <style:text-properties fo:color="#ce181e" fo:font-weight="bold" style:font-weight-asian="bold" style:font-weight-complex="bold"/>
    </style:style>
    <style:style style:name="P27" style:family="paragraph" style:parent-style-name="Text_20_body">
      <style:text-properties fo:color="#ce181e" fo:font-weight="bold" officeooo:rsid="00b302b7" officeooo:paragraph-rsid="00b302b7" style:font-weight-asian="bold" style:font-weight-complex="bold"/>
    </style:style>
    <style:style style:name="P28" style:family="paragraph" style:parent-style-name="Text_20_body">
      <style:text-properties fo:color="#ce181e" fo:font-weight="bold" officeooo:rsid="00bd956c" officeooo:paragraph-rsid="00bd956c" style:font-weight-asian="bold" style:font-weight-complex="bold"/>
    </style:style>
    <style:style style:name="P29" style:family="paragraph" style:parent-style-name="Text_20_body">
      <style:text-properties fo:color="#ce181e" fo:font-weight="bold" officeooo:rsid="00c0755d" style:font-weight-asian="bold" style:font-weight-complex="bold"/>
    </style:style>
    <style:style style:name="P30" style:family="paragraph" style:parent-style-name="Text_20_body">
      <style:text-properties fo:color="#ce181e" fo:font-weight="bold" officeooo:rsid="00c0755d" officeooo:paragraph-rsid="00c0755d" style:font-weight-asian="bold" style:font-weight-complex="bold"/>
    </style:style>
    <style:style style:name="P31" style:family="paragraph" style:parent-style-name="Text_20_body">
      <style:text-properties fo:color="#ce181e" officeooo:rsid="00b4b05f" officeooo:paragraph-rsid="00b4b05f"/>
    </style:style>
    <style:style style:name="P32" style:family="paragraph" style:parent-style-name="Text_20_body">
      <style:text-properties officeooo:rsid="00bd882e" officeooo:paragraph-rsid="00bd882e"/>
    </style:style>
    <style:style style:name="P33" style:family="paragraph" style:parent-style-name="Text_20_body">
      <style:text-properties officeooo:rsid="00c04c02" officeooo:paragraph-rsid="00c04c02"/>
    </style:style>
    <style:style style:name="P34" style:family="paragraph" style:parent-style-name="Text_20_body">
      <style:text-properties officeooo:rsid="00c1b21f" officeooo:paragraph-rsid="00c1b21f"/>
    </style:style>
    <style:style style:name="P35" style:family="paragraph" style:parent-style-name="Text_20_body">
      <style:text-properties officeooo:rsid="00c382c4" officeooo:paragraph-rsid="00c382c4"/>
    </style:style>
    <style:style style:name="P36" style:family="paragraph" style:parent-style-name="Code">
      <style:text-properties officeooo:paragraph-rsid="00af6cc3"/>
    </style:style>
    <style:style style:name="P37" style:family="paragraph" style:parent-style-name="Code">
      <style:text-properties officeooo:paragraph-rsid="00b0f50e"/>
    </style:style>
    <style:style style:name="P38" style:family="paragraph" style:parent-style-name="Code">
      <style:text-properties officeooo:paragraph-rsid="00b2d9e8"/>
    </style:style>
    <style:style style:name="P39" style:family="paragraph" style:parent-style-name="Code">
      <style:text-properties fo:color="#ce181e" fo:font-weight="bold" style:font-weight-asian="bold" style:font-weight-complex="bold"/>
    </style:style>
    <style:style style:name="P40" style:family="paragraph" style:parent-style-name="Text_20_body" style:master-page-name="Standard">
      <style:paragraph-properties fo:text-align="center" style:justify-single-word="false" style:page-number="auto"/>
      <style:text-properties officeooo:paragraph-rsid="00c4afb4"/>
    </style:style>
    <style:style style:name="P41" style:family="paragraph" style:parent-style-name="Text_20_body">
      <style:text-properties officeooo:paragraph-rsid="00c4afb4"/>
    </style:style>
    <style:style style:name="P42" style:family="paragraph" style:parent-style-name="Heading_20_1">
      <style:text-properties officeooo:rsid="00af6cc3" officeooo:paragraph-rsid="00af6cc3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Liste_20_Puce_20_1">
      <style:text-properties officeooo:rsid="00aeb744" officeooo:paragraph-rsid="00aeb744"/>
    </style:style>
    <style:style style:name="P45" style:family="paragraph" style:parent-style-name="Code">
      <style:text-properties officeooo:paragraph-rsid="00c4afb4"/>
    </style:style>
    <style:style style:name="P46" style:family="paragraph" style:parent-style-name="Code">
      <style:text-properties fo:font-weight="bold" style:font-weight-asian="bold" style:font-weight-complex="bold"/>
    </style:style>
    <style:style style:name="P47" style:family="paragraph" style:parent-style-name="Code">
      <style:text-properties fo:color="#ce181e" fo:font-weight="bold" style:font-weight-asian="bold" style:font-weight-complex="bold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af6cc3"/>
    </style:style>
    <style:style style:name="T4" style:family="text">
      <style:text-properties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officeooo:rsid="00b302b7"/>
    </style:style>
    <style:style style:name="T7" style:family="text">
      <style:text-properties officeooo:rsid="00b71555"/>
    </style:style>
    <style:style style:name="T8" style:family="text">
      <style:text-properties officeooo:rsid="00bbd6a7"/>
    </style:style>
    <style:style style:name="T9" style:family="text">
      <style:text-properties officeooo:rsid="00bf5c50"/>
    </style:style>
    <style:style style:name="T10" style:family="text">
      <style:text-properties officeooo:rsid="00c4afb4"/>
    </style:style>
    <style:style style:name="T11" style:family="text">
      <style:text-properties fo:color="#4d8eef" style:font-name="Arial Black" fo:font-size="13pt" officeooo:rsid="00c4afb4" style:font-size-asian="13pt" style:font-size-complex="13pt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1">Migration Odoo Coheliance 8 vers 14</text:span></text:p>
      <text:h text:style-name="Heading_20_1" text:outline-level="1">Différences entre les modules</text:h>
      <text:p text:style-name="Code">migration-odoo.py compare_modules | grep state_src=installed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- account_cancel <text:s text:c="16"/>state_src=installed <text:s text:c="32"/>OK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- auth_crypt <text:s text:c="20"/>state_src=installed <text:s text:c="32"/>OK <text:s text:c="14"/></text:p>
      <text:p text:style-name="Code">- base_action_rule <text:s text:c="14"/>state_src=installed <text:s text:c="32"/>OK <text:s text:c="14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hr_timesheet_invoice <text:s text:c="10"/>state_src=installed <text:s text:c="32"/>OK <text:s text:c="14"/></text:p>
      <text:p text:style-name="Code">- hr_timesheet_sheet <text:s text:c="12"/>state_src=installed <text:s text:c="32"/>OK <text:s text:c="14"/></text:p>
      <text:p text:style-name="Code">- im_chat <text:s text:c="23"/>state_src=installed <text:s text:c="32"/>OK <text:s text:c="14"/></text:p>
      <text:p text:style-name="Code">- im_odoo_support <text:s text:c="15"/>state_src=installed <text:s text:c="32"/>OK <text:s text:c="14"/></text:p>
      <text:p text:style-name="Code">- is_coheliance <text:s text:c="17"/>state_src=installed <text:s text:c="32"/>OK <text:s text:c="14"/></text:p>
      <text:p text:style-name="Code">- knowledge <text:s text:c="21"/>state_src=installed <text:s text:c="32"/>OK <text:s text:c="14"/></text:p>
      <text:p text:style-name="Code">- portal_project <text:s text:c="16"/>state_src=installed <text:s text:c="32"/>OK <text:s text:c="14"/></text:p>
      <text:p text:style-name="Code">- portal_sale <text:s text:c="19"/>state_src=installed <text:s text:c="32"/>OK <text:s text:c="14"/></text:p>
      <text:p text:style-name="Code">- portal_stock <text:s text:c="18"/>state_src=installed <text:s text:c="32"/>OK <text:s text:c="14"/></text:p>
      <text:p text:style-name="Code">- procurement <text:s text:c="19"/>state_src=installed <text:s text:c="32"/>OK <text:s text:c="14"/></text:p>
      <text:p text:style-name="Code">- report <text:s text:c="24"/>state_src=installed <text:s text:c="32"/>OK <text:s text:c="14"/></text:p>
      <text:p text:style-name="Code">- sale_order_dates <text:s text:c="14"/>state_src=installed <text:s text:c="32"/>OK <text:s text:c="14"/></text:p>
      <text:p text:style-name="Code">- share <text:s text:c="25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many2one_clickable <text:s text:c="3"/>state_src=installed <text:s text:c="32"/>OK <text:s text:c="14"/></text:p>
      <text:p text:style-name="P45">- web_view_editor <text:s text:c="15"/>state_src=installed <text:s text:c="32"/>OK</text:p>
      <text:p text:style-name="Text_20_body"/>
      <text:p text:style-name="Text_20_body"/>
      <text:p text:style-name="Text_20_body"/>
      <text:h text:style-name="P43" text:outline-level="1">Différences entre les tables</text:h>
      <text:p text:style-name="Code">odoo@buster:/media/sf_dev_odoo$ ./migration-odoo/migration-odoo.py compare_tables | grep test3</text:p>
      <text:p text:style-name="Code">6/757 <text:s text:c="5"/>account_account_financial_report_type <text:s text:c="13"/>15 <text:s text:c="15"/>2 <text:s text:c="16"/>test1 <text:s/>test2 <text:s/>test3 </text:p>
      <text:p text:style-name="Code">29/757 <text:s text:c="4"/>account_analytic_journal <text:s text:c="26"/>3 <text:s text:c="16"/>10 <text:s text:c="15"/>test1 <text:s/>test2 <text:s/>test3 </text:p>
      <text:p text:style-name="Code">69/757 <text:s text:c="4"/>account_financial_report <text:s text:c="26"/>8 <text:s text:c="16"/>14 <text:s text:c="15"/>test1 <text:s/>test2 <text:s/>test3 </text:p>
      <text:p text:style-name="Code">79/757 <text:s text:c="4"/>account_fiscalyear <text:s text:c="32"/>5 <text:s text:c="16"/>12 <text:s text:c="15"/>test1 <text:s/>test2 <text:s/>test3 </text:p>
      <text:p text:style-name="Code">90/757 <text:s text:c="4"/>account_invoice <text:s text:c="35"/>4748 <text:s text:c="13"/>44 <text:s text:c="15"/>test1 <text:s/>test2 <text:s/>test3 </text:p>
      <text:p text:style-name="Code">93/757 <text:s text:c="4"/>account_invoice_line <text:s text:c="30"/>6650 <text:s text:c="13"/>21 <text:s text:c="15"/>test1 <text:s/>test2 <text:s/>test3 </text:p>
      <text:p text:style-name="Code">94/757 <text:s text:c="4"/>account_invoice_line_tax <text:s text:c="26"/>4626 <text:s text:c="13"/>2 <text:s text:c="16"/>test1 <text:s/>test2 <text:s/>test3 </text:p>
      <text:p text:style-name="Code">97/757 <text:s text:c="4"/>account_invoice_tax <text:s text:c="31"/>3340 <text:s text:c="13"/>18 <text:s text:c="15"/>test1 <text:s/>test2 <text:s/>test3 </text:p>
      <text:p text:style-name="Code">106/757 <text:s text:c="3"/>account_journal_cashbox_line <text:s text:c="22"/>150 <text:s text:c="14"/>7 <text:s text:c="16"/>test1 <text:s/>test2 <text:s/>test3 </text:p>
      <text:p text:style-name="Code">111/757 <text:s text:c="3"/>account_journal_period <text:s text:c="28"/>270 <text:s text:c="14"/>11 <text:s text:c="15"/>test1 <text:s/>test2 <text:s/>test3 </text:p>
      <text:p text:style-name="Code">128/757 <text:s text:c="3"/>account_move_reconcile <text:s text:c="28"/>1319 <text:s text:c="13"/>8 <text:s text:c="16"/>test1 <text:s/>test2 <text:s/>test3 </text:p>
      <text:p text:style-name="Code">146/757 <text:s text:c="3"/>account_period <text:s text:c="36"/>65 <text:s text:c="15"/>13 <text:s text:c="15"/>test1 <text:s/>test2 <text:s/>test3 </text:p>
      <text:p text:style-name="Code">175/757 <text:s text:c="3"/>account_tax_code <text:s text:c="34"/>97 <text:s text:c="15"/>13 <text:s text:c="15"/>test1 <text:s/>test2 <text:s/>test3 </text:p>
      <text:p text:style-name="Code">176/757 <text:s text:c="3"/>account_tax_code_template <text:s text:c="25"/>120 <text:s text:c="14"/>12 <text:s text:c="15"/>test1 <text:s/>test2 <text:s/>test3 </text:p>
      <text:p text:style-name="Code">200/757 <text:s text:c="3"/>account_voucher <text:s text:c="35"/>1338 <text:s text:c="13"/>32 <text:s text:c="15"/>test1 <text:s/>test2 <text:s/>test3 </text:p>
      <text:p text:style-name="Code">201/757 <text:s text:c="3"/>account_voucher_line <text:s text:c="30"/>2431 <text:s text:c="13"/>17 <text:s text:c="15"/>test1 <text:s/>test2 <text:s/>test3 </text:p>
      <text:p text:style-name="P39">259/757 <text:s text:c="3"/>crm_case_categ <text:s text:c="36"/>10 <text:s text:c="15"/>8 <text:s text:c="16"/>test1 <text:s/>test2 <text:s/>test3 </text:p>
      <text:p text:style-name="P39">260/757 <text:s text:c="3"/>crm_case_section <text:s text:c="34"/>1 <text:s text:c="16"/>24 <text:s text:c="15"/>test1 <text:s/>test2 <text:s/>test3 </text:p>
      <text:p text:style-name="P39">261/757 <text:s text:c="3"/>crm_case_stage <text:s text:c="36"/>7 <text:s text:c="16"/>13 <text:s text:c="15"/>test1 <text:s/>test2 <text:s/>test3 </text:p>
      <text:p text:style-name="P39">287/757 <text:s text:c="3"/>crm_payment_mode <text:s text:c="34"/>4 <text:s text:c="16"/>7 <text:s text:c="16"/>test1 <text:s/>test2 <text:s/>test3 </text:p>
      <text:p text:style-name="P39">288/757 <text:s text:c="3"/>crm_phonecall <text:s text:c="37"/>815 <text:s text:c="14"/>26 <text:s text:c="15"/>test1 <text:s/>test2 <text:s/>test3 </text:p>
      <text:p text:style-name="P39">299/757 <text:s text:c="3"/>crm_tracking_medium <text:s text:c="31"/>5 <text:s text:c="16"/>7 <text:s text:c="16"/>test1 <text:s/>test2 <text:s/>test3 </text:p>
      <text:p text:style-name="P39">300/757 <text:s text:c="3"/>crm_tracking_source <text:s text:c="31"/>3 <text:s text:c="16"/>6 <text:s text:c="16"/>test1 <text:s/>test2 <text:s/>test3 </text:p>
      <text:p text:style-name="Code">308/757 <text:s text:c="3"/>document_directory <text:s text:c="32"/>9 <text:s text:c="16"/>17 <text:s text:c="15"/>test1 <text:s/>test2 <text:s/>test3 </text:p>
      <text:p text:style-name="Code">309/757 <text:s text:c="3"/>document_directory_content <text:s text:c="24"/>2 <text:s text:c="16"/>13 <text:s text:c="15"/>test1 <text:s/>test2 <text:s/>test3 </text:p>
      <text:p text:style-name="Code">310/757 <text:s text:c="3"/>document_directory_content_type <text:s text:c="19"/>1 <text:s text:c="16"/>9 <text:s text:c="16"/>test1 <text:s/>test2 <text:s/>test3 </text:p>
      <text:p text:style-name="Code">314/757 <text:s text:c="3"/>email_template <text:s text:c="36"/>14 <text:s text:c="15"/>29 <text:s text:c="15"/>test1 <text:s/>test2 <text:s/>test3 </text:p>
      <text:p text:style-name="Code">342/757 <text:s text:c="3"/>hr_timesheet_invoice_factor <text:s text:c="23"/>4 <text:s text:c="16"/>8 <text:s text:c="16"/>test1 <text:s/>test2 <text:s/>test3 </text:p>
      <text:p text:style-name="Code">347/757 <text:s text:c="3"/>im_chat_presence <text:s text:c="34"/>11 <text:s text:c="15"/>9 <text:s text:c="16"/>test1 <text:s/>test2 <text:s/>test3 </text:p>
      <text:p text:style-name="Code">392/757 <text:s text:c="3"/>ir_sequence_type <text:s text:c="34"/>25 <text:s text:c="15"/>7 <text:s text:c="16"/>test1 <text:s/>test2 <text:s/>test3 </text:p>
      <text:p text:style-name="Code">400/757 <text:s text:c="3"/>ir_values <text:s text:c="41"/>424 <text:s text:c="14"/>15 <text:s text:c="15"/>test1 <text:s/>test2 <text:s/>test3 </text:p>
      <text:p text:style-name="Code">436/757 <text:s text:c="3"/>l10n_fr_line <text:s text:c="38"/>130 <text:s text:c="14"/>9 <text:s text:c="16"/>test1 <text:s/>test2 <text:s/>test3 </text:p>
      <text:p text:style-name="Code">437/757 <text:s text:c="3"/>l10n_fr_report <text:s text:c="36"/>2 <text:s text:c="16"/>7 <text:s text:c="16"/>test1 <text:s/>test2 <text:s/>test3 </text:p>
      <text:p text:style-name="Code">456/757 <text:s text:c="3"/>mail_group <text:s text:c="40"/>1 <text:s text:c="16"/>15 <text:s text:c="15"/>test1 <text:s/>test2 <text:s/>test3 </text:p>
      <text:p text:style-name="Code">457/757 <text:s text:c="3"/>mail_group_res_group_rel <text:s text:c="26"/>1 <text:s text:c="16"/>2 <text:s text:c="16"/>test1 <text:s/>test2 <text:s/>test3 </text:p>
      <text:p text:style-name="Code">468/757 <text:s text:c="3"/>mail_notification <text:s text:c="33"/>4594 <text:s text:c="13"/>5 <text:s text:c="16"/>test1 <text:s/>test2 <text:s/>test3 </text:p>
      <text:p text:style-name="Code">501/757 <text:s text:c="3"/>procurement_order <text:s text:c="33"/>4 <text:s text:c="16"/>27 <text:s text:c="15"/>test1 <text:s/>test2 <text:s/>test3 </text:p>
      <text:p text:style-name="Code">504/757 <text:s text:c="3"/>procurement_rule <text:s text:c="34"/>5 <text:s text:c="16"/>24 <text:s text:c="15"/>test1 <text:s/>test2 <text:s/>test3 </text:p>
      <text:p text:style-name="Code"><text:span text:style-name="T5">517/757 <text:s text:c="3"/>product_price_history <text:s text:c="29"/>109 <text:s text:c="14"/>9 <text:s text:c="16"/>test1 <text:s/>test2 <text:s/>test3</text:span> </text:p>
      <text:p text:style-name="Code">519/757 <text:s text:c="3"/>product_price_type <text:s text:c="32"/>2 <text:s text:c="16"/>9 <text:s text:c="16"/>test1 <text:s/>test2 <text:s/>test3 </text:p>
      <text:p text:style-name="Code">522/757 <text:s text:c="3"/>product_pricelist_type <text:s text:c="28"/>2 <text:s text:c="16"/>7 <text:s text:c="16"/>test1 <text:s/>test2 <text:s/>test3 </text:p>
      <text:p text:style-name="Code">523/757 <text:s text:c="3"/>product_pricelist_version <text:s text:c="25"/>2 <text:s text:c="16"/>11 <text:s text:c="15"/>test1 <text:s/>test2 <text:s/>test3 </text:p>
      <text:p text:style-name="P39">539/757 <text:s text:c="3"/>product_uom <text:s text:c="39"/>19 <text:s text:c="15"/>11 <text:s text:c="15"/>test1 <text:s/>test2 <text:s/>test3 </text:p>
      <text:p text:style-name="P39">540/757 <text:s text:c="3"/>product_uom_categ <text:s text:c="33"/>5 <text:s text:c="16"/>6 <text:s text:c="16"/>test1 <text:s/>test2 <text:s/>test3 </text:p>
      <text:p text:style-name="Code">602/757 <text:s text:c="3"/>res_font <text:s text:c="42"/>3 <text:s text:c="16"/>9 <text:s text:c="16"/>test1 <text:s/>test2 <text:s/>test3 </text:p>
      <text:p text:style-name="Code"><text:soft-page-break/>612/757 <text:s text:c="3"/>res_partner_bank_type <text:s text:c="29"/>2 <text:s text:c="16"/>8 <text:s text:c="16"/>test1 <text:s/>test2 <text:s/>test3 </text:p>
      <text:p text:style-name="Code">613/757 <text:s text:c="3"/>res_partner_bank_type_field <text:s text:c="23"/>4 <text:s text:c="16"/>10 <text:s text:c="15"/>test1 <text:s/>test2 <text:s/>test3 </text:p>
      <text:p text:style-name="Code">618/757 <text:s text:c="3"/>res_request_link <text:s text:c="34"/>9 <text:s text:c="16"/>8 <text:s text:c="16"/>test1 <text:s/>test2 <text:s/>test3 </text:p>
      <text:p text:style-name="Code">634/757 <text:s text:c="3"/>sale_member_rel <text:s text:c="35"/>1 <text:s text:c="16"/>2 <text:s text:c="16"/>test1 <text:s/>test2 <text:s/>test3 </text:p>
      <text:p text:style-name="P39">638/757 <text:s text:c="3"/>sale_order_invoice_rel <text:s text:c="28"/>439 <text:s text:c="14"/>2 <text:s text:c="16"/>test1 <text:s/>test2 <text:s/>test3 </text:p>
      <text:p text:style-name="P39">644/757 <text:s text:c="3"/>sale_order_tax <text:s text:c="36"/>425 <text:s text:c="14"/>2 <text:s text:c="16"/>test1 <text:s/>test2 <text:s/>test3 </text:p>
      <text:p text:style-name="Code">650/757 <text:s text:c="3"/>section_stage_rel <text:s text:c="33"/>7 <text:s text:c="16"/>2 <text:s text:c="16"/>test1 <text:s/>test2 <text:s/>test3 </text:p>
      <text:p text:style-name="Code">676/757 <text:s text:c="3"/>stock_incoterms <text:s text:c="35"/>15 <text:s text:c="15"/>8 <text:s text:c="16"/>test1 <text:s/>test2 <text:s/>test3 </text:p>
      <text:p text:style-name="Code">707/757 <text:s text:c="3"/>stock_quant_move_rel <text:s text:c="30"/>1 <text:s text:c="16"/>2 <text:s text:c="16"/>test1 <text:s/>test2 <text:s/>test3 </text:p>
      <text:p text:style-name="P39">751/757 <text:s text:c="3"/>wkf <text:s text:c="47"/>5 <text:s text:c="16"/>8 <text:s text:c="16"/>test1 <text:s/>test2 <text:s/>test3 </text:p>
      <text:p text:style-name="P39">752/757 <text:s text:c="3"/>wkf_activity <text:s text:c="38"/>45 <text:s text:c="15"/>16 <text:s text:c="15"/>test1 <text:s/>test2 <text:s/>test3 </text:p>
      <text:p text:style-name="P39">753/757 <text:s text:c="3"/>wkf_instance <text:s text:c="38"/>6499 <text:s text:c="13"/>6 <text:s text:c="16"/>test1 <text:s/>test2 <text:s/>test3 </text:p>
      <text:p text:style-name="P39">754/757 <text:s text:c="3"/>wkf_transition <text:s text:c="36"/>71 <text:s text:c="15"/>13 <text:s text:c="15"/>test1 <text:s/>test2 <text:s/>test3 </text:p>
      <text:p text:style-name="P39">756/757 <text:s text:c="3"/>wkf_witm_trans <text:s text:c="36"/>222 <text:s text:c="14"/>2 <text:s text:c="16"/>test1 <text:s/>test2 <text:s/>test3 </text:p>
      <text:p text:style-name="P39">757/757 <text:s text:c="3"/>wkf_workitem <text:s text:c="38"/>6499 <text:s text:c="13"/>5 <text:s text:c="16"/>test1 <text:s/>test2 <text:s/>test3 </text:p>
      <text:p text:style-name="P46">test3 : nb_src&gt;0 and nb_dst=='' =&gt; Données dans la table source et table de destination inexistante</text:p>
      <text:p text:style-name="P41"/>
      <text:p text:style-name="P4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3</text:page-number>/<text:page-count>3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3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16T16:00:01.148134027">16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16T16:00:00.803760095</dc:date>
    <meta:print-date>2020-11-18T14:59:22.507399557</meta:print-date>
    <meta:editing-cycles>858</meta:editing-cycles>
    <meta:editing-duration>P6DT7H14M54S</meta:editing-duration>
    <meta:document-statistic meta:table-count="3" meta:image-count="0" meta:object-count="0" meta:page-count="3" meta:paragraph-count="110" meta:word-count="653" meta:character-count="11361" meta:non-whitespace-character-count="4493"/>
    <meta:user-defined meta:name="Info 1"/>
    <meta:user-defined meta:name="Info 2"/>
    <meta:user-defined meta:name="Info 3"/>
    <meta:user-defined meta:name="Info 4"/>
  </office:meta>
</office:document-meta>
</file>